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89in"/>
    </style:style>
    <style:style style:name="co2" style:family="table-column">
      <style:table-column-properties fo:break-before="auto" style:column-width="0.772in"/>
    </style:style>
    <style:style style:name="co3" style:family="table-column">
      <style:table-column-properties fo:break-before="auto" style:column-width="0.927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661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1.1213in" svg:height="7.124in" svg:x="6.7559in" svg:y="0.1232in">
            <draw:object draw:notify-on-update-of-ranges="Sheet1.A20:Sheet1.A20 Sheet1.A21:Sheet1.A24 Sheet1.B20:Sheet1.B20 Sheet1.B21:Sheet1.B24 Sheet1.C20:Sheet1.C20 Sheet1.C21:Sheet1.C24 Sheet1.D20:Sheet1.D20 Sheet1.D21:Sheet1.D24 Sheet1.E20:Sheet1.E20 Sheet1.E21:Sheet1.E24 Sheet1.F20:Sheet1.F20 Sheet1.F21:Sheet1.F24 Sheet1.G20:Sheet1.G20 Sheet1.G21:Sheet1.G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office:value-type="string">
            <text:p>libgcrypt</text:p>
          </table:table-cell>
          <table:table-cell office:value-type="string">
            <text:p>Encrypt</text:p>
          </table:table-cell>
          <table:table-cell office:value-type="float" office:value="0.000052">
            <text:p>0.000052</text:p>
          </table:table-cell>
          <table:table-cell table:number-columns-repeated="4"/>
        </table:table-row>
        <table:table-row table:style-name="ro1">
          <table:table-cell office:value-type="string">
            <text:p>libgcrypt</text:p>
          </table:table-cell>
          <table:table-cell office:value-type="string">
            <text:p>Decrypt</text:p>
          </table:table-cell>
          <table:table-cell office:value-type="float" office:value="0.002109">
            <text:p>0.002109</text:p>
          </table:table-cell>
          <table:table-cell table:number-columns-repeated="4"/>
        </table:table-row>
        <table:table-row table:style-name="ro1">
          <table:table-cell office:value-type="string">
            <text:p>libgcrypt</text:p>
          </table:table-cell>
          <table:table-cell office:value-type="string">
            <text:p>Sign</text:p>
          </table:table-cell>
          <table:table-cell office:value-type="float" office:value="0.000874">
            <text:p>0.000874</text:p>
          </table:table-cell>
          <table:table-cell table:number-columns-repeated="4"/>
        </table:table-row>
        <table:table-row table:style-name="ro1">
          <table:table-cell office:value-type="string">
            <text:p>libgcrypt</text:p>
          </table:table-cell>
          <table:table-cell office:value-type="string">
            <text:p>Verify</text:p>
          </table:table-cell>
          <table:table-cell office:value-type="float" office:value="0.000056">
            <text:p>0.000056</text:p>
          </table:table-cell>
          <table:table-cell table:number-columns-repeated="4"/>
        </table:table-row>
        <table:table-row table:style-name="ro1">
          <table:table-cell office:value-type="string">
            <text:p>haskell-ntve</text:p>
          </table:table-cell>
          <table:table-cell office:value-type="string">
            <text:p>Encrypt</text:p>
          </table:table-cell>
          <table:table-cell office:value-type="float" office:value="0.000152313">
            <text:p>0.000152313</text:p>
          </table:table-cell>
          <table:table-cell table:number-columns-repeated="4"/>
        </table:table-row>
        <table:table-row table:style-name="ro1">
          <table:table-cell office:value-type="string">
            <text:p>haskell-ntve</text:p>
          </table:table-cell>
          <table:table-cell office:value-type="string">
            <text:p>Decrypt</text:p>
          </table:table-cell>
          <table:table-cell office:value-type="float" office:value="0.002364973">
            <text:p>0.002364973</text:p>
          </table:table-cell>
          <table:table-cell table:number-columns-repeated="4"/>
        </table:table-row>
        <table:table-row table:style-name="ro1">
          <table:table-cell office:value-type="string">
            <text:p>haskell-ntve</text:p>
          </table:table-cell>
          <table:table-cell office:value-type="string">
            <text:p>Sign</text:p>
          </table:table-cell>
          <table:table-cell office:value-type="float" office:value="0.002458255">
            <text:p>0.002458255</text:p>
          </table:table-cell>
          <table:table-cell table:number-columns-repeated="4"/>
        </table:table-row>
        <table:table-row table:style-name="ro1">
          <table:table-cell office:value-type="string">
            <text:p>haskell-ntve</text:p>
          </table:table-cell>
          <table:table-cell office:value-type="string">
            <text:p>Verify</text:p>
          </table:table-cell>
          <table:table-cell office:value-type="float" office:value="0.000028554">
            <text:p>0.000028554</text:p>
          </table:table-cell>
          <table:table-cell table:number-columns-repeated="4"/>
        </table:table-row>
        <table:table-row table:style-name="ro1">
          <table:table-cell office:value-type="string">
            <text:p>haskell-ilvd</text:p>
          </table:table-cell>
          <table:table-cell office:value-type="string">
            <text:p>Encrypt</text:p>
          </table:table-cell>
          <table:table-cell office:value-type="float" office:value="0.01019738">
            <text:p>0.01019738</text:p>
          </table:table-cell>
          <table:table-cell table:number-columns-repeated="4"/>
        </table:table-row>
        <table:table-row table:style-name="ro1">
          <table:table-cell office:value-type="string">
            <text:p>haskell-ilvd</text:p>
          </table:table-cell>
          <table:table-cell office:value-type="string">
            <text:p>Decrypt</text:p>
          </table:table-cell>
          <table:table-cell office:value-type="float" office:value="1.172818624">
            <text:p>1.172818624</text:p>
          </table:table-cell>
          <table:table-cell table:number-columns-repeated="4"/>
        </table:table-row>
        <table:table-row table:style-name="ro1">
          <table:table-cell office:value-type="string">
            <text:p>haskell-ilvd</text:p>
          </table:table-cell>
          <table:table-cell office:value-type="string">
            <text:p>Sign</text:p>
          </table:table-cell>
          <table:table-cell office:value-type="float" office:value="1.173780837">
            <text:p>1.173780837</text:p>
          </table:table-cell>
          <table:table-cell table:number-columns-repeated="4"/>
        </table:table-row>
        <table:table-row table:style-name="ro1">
          <table:table-cell office:value-type="string">
            <text:p>haskell-ilvd</text:p>
          </table:table-cell>
          <table:table-cell office:value-type="string">
            <text:p>Verify</text:p>
          </table:table-cell>
          <table:table-cell office:value-type="float" office:value="0.011852521">
            <text:p>0.011852521</text:p>
          </table:table-cell>
          <table:table-cell table:number-columns-repeated="4"/>
        </table:table-row>
        <table:table-row table:style-name="ro1">
          <table:table-cell office:value-type="string">
            <text:p>from-scratch</text:p>
          </table:table-cell>
          <table:table-cell office:value-type="string">
            <text:p>Encrypt</text:p>
          </table:table-cell>
          <table:table-cell office:value-type="float" office:value="0.034251">
            <text:p>0.034251</text:p>
          </table:table-cell>
          <table:table-cell table:number-columns-repeated="4"/>
        </table:table-row>
        <table:table-row table:style-name="ro1">
          <table:table-cell office:value-type="string">
            <text:p>from-scratch</text:p>
          </table:table-cell>
          <table:table-cell office:value-type="string">
            <text:p>Decrypt</text:p>
          </table:table-cell>
          <table:table-cell office:value-type="float" office:value="2.735161">
            <text:p>2.735161</text:p>
          </table:table-cell>
          <table:table-cell table:number-columns-repeated="4"/>
        </table:table-row>
        <table:table-row table:style-name="ro1">
          <table:table-cell office:value-type="string">
            <text:p>from-scratch</text:p>
          </table:table-cell>
          <table:table-cell office:value-type="string">
            <text:p>Sign</text:p>
          </table:table-cell>
          <table:table-cell office:value-type="float" office:value="2.736338">
            <text:p>2.736338</text:p>
          </table:table-cell>
          <table:table-cell table:number-columns-repeated="4"/>
        </table:table-row>
        <table:table-row table:style-name="ro1">
          <table:table-cell office:value-type="string">
            <text:p>from-scratch</text:p>
          </table:table-cell>
          <table:table-cell office:value-type="string">
            <text:p>Verify</text:p>
          </table:table-cell>
          <table:table-cell office:value-type="float" office:value="0.041881">
            <text:p>0.041881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>
            <text:p>libgcrypt</text:p>
          </table:table-cell>
          <table:table-cell office:value-type="string">
            <text:p>haskell-ntve</text:p>
          </table:table-cell>
          <table:table-cell office:value-type="string">
            <text:p>haskell-ilvd</text:p>
          </table:table-cell>
          <table:table-cell office:value-type="string">
            <text:p>from-scratch</text:p>
          </table:table-cell>
          <table:table-cell office:value-type="string">
            <text:p>libgcrypt-pi</text:p>
          </table:table-cell>
          <table:table-cell office:value-type="string">
            <text:p>from-scratch-pi</text:p>
          </table:table-cell>
        </table:table-row>
        <table:table-row table:style-name="ro1">
          <table:table-cell office:value-type="string">
            <text:p>Encrypt</text:p>
          </table:table-cell>
          <table:table-cell office:value-type="float" office:value="0.000052">
            <text:p>0.000052</text:p>
          </table:table-cell>
          <table:table-cell office:value-type="float" office:value="0.000152313">
            <text:p>0.000152313</text:p>
          </table:table-cell>
          <table:table-cell office:value-type="float" office:value="0.01019738">
            <text:p>0.01019738</text:p>
          </table:table-cell>
          <table:table-cell office:value-type="float" office:value="0.034251">
            <text:p>0.034251</text:p>
          </table:table-cell>
          <table:table-cell office:value-type="float" office:value="0.001254">
            <text:p>0.001254</text:p>
          </table:table-cell>
          <table:table-cell office:value-type="float" office:value="0.534413">
            <text:p>0.534413</text:p>
          </table:table-cell>
        </table:table-row>
        <table:table-row table:style-name="ro1">
          <table:table-cell office:value-type="string">
            <text:p>Decrypt</text:p>
          </table:table-cell>
          <table:table-cell office:value-type="float" office:value="0.002109">
            <text:p>0.002109</text:p>
          </table:table-cell>
          <table:table-cell office:value-type="float" office:value="0.002364973">
            <text:p>0.002364973</text:p>
          </table:table-cell>
          <table:table-cell office:value-type="float" office:value="1.172818624">
            <text:p>1.172818624</text:p>
          </table:table-cell>
          <table:table-cell office:value-type="float" office:value="2.735161">
            <text:p>2.735161</text:p>
          </table:table-cell>
          <table:table-cell office:value-type="float" office:value="0.056711">
            <text:p>0.056711</text:p>
          </table:table-cell>
          <table:table-cell office:value-type="float" office:value="39.428067">
            <text:p>39.428067</text:p>
          </table:table-cell>
        </table:table-row>
        <table:table-row table:style-name="ro1">
          <table:table-cell office:value-type="string">
            <text:p>Sign</text:p>
          </table:table-cell>
          <table:table-cell office:value-type="float" office:value="0.000874">
            <text:p>0.000874</text:p>
          </table:table-cell>
          <table:table-cell office:value-type="float" office:value="0.002458255">
            <text:p>0.002458255</text:p>
          </table:table-cell>
          <table:table-cell office:value-type="float" office:value="1.173780837">
            <text:p>1.173780837</text:p>
          </table:table-cell>
          <table:table-cell office:value-type="float" office:value="2.736338">
            <text:p>2.736338</text:p>
          </table:table-cell>
          <table:table-cell office:value-type="float" office:value="0.028372">
            <text:p>0.028372</text:p>
          </table:table-cell>
          <table:table-cell office:value-type="float" office:value="37.940536">
            <text:p>37.940536</text:p>
          </table:table-cell>
        </table:table-row>
        <table:table-row table:style-name="ro1">
          <table:table-cell office:value-type="string">
            <text:p>Verify</text:p>
          </table:table-cell>
          <table:table-cell office:value-type="float" office:value="0.000056">
            <text:p>0.000056</text:p>
          </table:table-cell>
          <table:table-cell office:value-type="float" office:value="0.000028554">
            <text:p>0.000028554</text:p>
          </table:table-cell>
          <table:table-cell office:value-type="float" office:value="0.011852521">
            <text:p>0.011852521</text:p>
          </table:table-cell>
          <table:table-cell office:value-type="float" office:value="0.041881">
            <text:p>0.041881</text:p>
          </table:table-cell>
          <table:table-cell office:value-type="float" office:value="0.00156">
            <text:p>0.00156</text:p>
          </table:table-cell>
          <table:table-cell office:value-type="float" office:value="0.468003">
            <text:p>0.468003</text:p>
          </table:table-cell>
        </table:table-row>
        <table:table-row table:style-name="ro1" table:number-rows-repeated="7">
          <table:table-cell table:number-columns-repeated="7"/>
        </table:table-row>
        <table:table-row table:style-name="ro1">
          <table:table-cell office:value-type="string">
            <text:p>libgcrypt-pi</text:p>
          </table:table-cell>
          <table:table-cell office:value-type="string">
            <text:p>Encrypt</text:p>
          </table:table-cell>
          <table:table-cell office:value-type="float" office:value="0.001254">
            <text:p>0.001254</text:p>
          </table:table-cell>
          <table:table-cell table:number-columns-repeated="4"/>
        </table:table-row>
        <table:table-row table:style-name="ro1">
          <table:table-cell office:value-type="string">
            <text:p>libgcrypt-pi</text:p>
          </table:table-cell>
          <table:table-cell office:value-type="string">
            <text:p>Decrypt</text:p>
          </table:table-cell>
          <table:table-cell office:value-type="float" office:value="0.056711">
            <text:p>0.056711</text:p>
          </table:table-cell>
          <table:table-cell table:number-columns-repeated="4"/>
        </table:table-row>
        <table:table-row table:style-name="ro1">
          <table:table-cell office:value-type="string">
            <text:p>libgcrypt-pi</text:p>
          </table:table-cell>
          <table:table-cell office:value-type="string">
            <text:p>Sign</text:p>
          </table:table-cell>
          <table:table-cell office:value-type="float" office:value="0.028372">
            <text:p>0.028372</text:p>
          </table:table-cell>
          <table:table-cell table:number-columns-repeated="4"/>
        </table:table-row>
        <table:table-row table:style-name="ro1">
          <table:table-cell office:value-type="string">
            <text:p>libgcrypt-pi</text:p>
          </table:table-cell>
          <table:table-cell office:value-type="string">
            <text:p>Verify</text:p>
          </table:table-cell>
          <table:table-cell office:value-type="float" office:value="0.00156">
            <text:p>0.00156</text:p>
          </table:table-cell>
          <table:table-cell table:number-columns-repeated="4"/>
        </table:table-row>
        <table:table-row table:style-name="ro1">
          <table:table-cell office:value-type="string">
            <text:p>from-scratch-pi</text:p>
          </table:table-cell>
          <table:table-cell office:value-type="string">
            <text:p>Encrypt</text:p>
          </table:table-cell>
          <table:table-cell office:value-type="float" office:value="0.534413">
            <text:p>0.534413</text:p>
          </table:table-cell>
          <table:table-cell table:number-columns-repeated="4"/>
        </table:table-row>
        <table:table-row table:style-name="ro1">
          <table:table-cell office:value-type="string">
            <text:p>from-scratch-pi</text:p>
          </table:table-cell>
          <table:table-cell office:value-type="string">
            <text:p>Decrypt</text:p>
          </table:table-cell>
          <table:table-cell office:value-type="float" office:value="39.428067">
            <text:p>39.428067</text:p>
          </table:table-cell>
          <table:table-cell table:number-columns-repeated="4"/>
        </table:table-row>
        <table:table-row table:style-name="ro1">
          <table:table-cell office:value-type="string">
            <text:p>from-scratch-pi</text:p>
          </table:table-cell>
          <table:table-cell office:value-type="string">
            <text:p>Sign</text:p>
          </table:table-cell>
          <table:table-cell office:value-type="float" office:value="37.940536">
            <text:p>37.940536</text:p>
          </table:table-cell>
          <table:table-cell table:number-columns-repeated="4"/>
        </table:table-row>
        <table:table-row table:style-name="ro1">
          <table:table-cell office:value-type="string">
            <text:p>from-scratch-pi</text:p>
          </table:table-cell>
          <table:table-cell office:value-type="string">
            <text:p>Verify</text:p>
          </table:table-cell>
          <table:table-cell office:value-type="float" office:value="0.468003">
            <text:p>0.468003</text:p>
          </table:table-cell>
          <table:table-cell table:number-columns-repeated="4"/>
        </table:table-row>
        <table:table-row table:style-name="ro1" table:number-rows-repeated="104853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1:Sheet1.C1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8">00/00/0000</text:date>, <text:time style:data-style-name="N2" text:time-value="0000-00-00T14:36: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08T16:09:57</dc:date>
    <meta:generator>LibreOffice/4.0.2.2$Linux_X86_64 LibreOffice_project/400m0$Build-2</meta:generator>
    <meta:editing-duration>P0D</meta:editing-duration>
    <meta:editing-cycles>2</meta:editing-cycles>
    <meta:document-statistic meta:table-count="1" meta:cell-count="1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249cm" svg:height="18.096cm" xlink:href=".." xlink:type="simple" chart:class="chart:bar" chart:style-name="ch1">
        <chart:legend chart:legend-position="end" svg:x="25.219cm" svg:y="7.504cm" style:legend-expansion="high" chart:style-name="ch2"/>
        <chart:plot-area chart:style-name="ch3" table:cell-range-address="Sheet1.A20:Sheet1.G24" chart:data-source-has-labels="both" svg:x="1.575cm" svg:y="1.579cm" svg:width="22.516cm" svg:height="15.736cm">
          <chartooo:coordinate-region svg:x="3.043cm" svg:y="1.779cm" svg:width="21.048cm" svg:height="14.889cm"/>
          <chart:axis chart:dimension="x" chart:name="primary-x" chart:style-name="ch4" chartooo:axis-type="auto">
            <chartooo:date-scale/>
            <chart:categories table:cell-range-address="Sheet1.A21:Sheet1.A24"/>
          </chart:axis>
          <chart:axis chart:dimension="y" chart:name="primary-y" chart:style-name="ch5">
            <chart:title svg:x="0.451cm" svg:y="10.152cm" chart:style-name="ch6">
              <text:p>Seconds</text:p>
            </chart:title>
            <chart:grid chart:style-name="ch7" chart:class="major"/>
          </chart:axis>
          <chart:series chart:style-name="ch8" chart:values-cell-range-address="Sheet1.B21:Sheet1.B24" chart:label-cell-address="Sheet1.B20:Sheet1.B20" chart:class="chart:bar">
            <chart:data-point chart:repeated="4"/>
          </chart:series>
          <chart:series chart:style-name="ch9" chart:values-cell-range-address="Sheet1.C21:Sheet1.C24" chart:label-cell-address="Sheet1.C20:Sheet1.C20" chart:class="chart:bar">
            <chart:data-point chart:repeated="4"/>
          </chart:series>
          <chart:series chart:style-name="ch10" chart:values-cell-range-address="Sheet1.D21:Sheet1.D24" chart:label-cell-address="Sheet1.D20:Sheet1.D20" chart:class="chart:bar">
            <chart:data-point chart:repeated="4"/>
          </chart:series>
          <chart:series chart:style-name="ch11" chart:values-cell-range-address="Sheet1.E21:Sheet1.E24" chart:label-cell-address="Sheet1.E20:Sheet1.E20" chart:class="chart:bar">
            <chart:data-point chart:repeated="4"/>
          </chart:series>
          <chart:series chart:style-name="ch12" chart:values-cell-range-address="Sheet1.F21:Sheet1.F24" chart:label-cell-address="Sheet1.F20:Sheet1.F20" chart:class="chart:bar">
            <chart:data-point chart:repeated="4"/>
          </chart:series>
          <chart:series chart:style-name="ch13" chart:values-cell-range-address="Sheet1.G21:Sheet1.G24" chart:label-cell-address="Sheet1.G20:Sheet1.G20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bgcrypt</text:p>
                <draw:g>
                  <svg:desc>Sheet1.B20:Sheet1.B20</svg:desc>
                </draw:g>
              </table:table-cell>
              <table:table-cell office:value-type="string">
                <text:p>haskell-ntve</text:p>
                <draw:g>
                  <svg:desc>Sheet1.C20:Sheet1.C20</svg:desc>
                </draw:g>
              </table:table-cell>
              <table:table-cell office:value-type="string">
                <text:p>haskell-ilvd</text:p>
                <draw:g>
                  <svg:desc>Sheet1.D20:Sheet1.D20</svg:desc>
                </draw:g>
              </table:table-cell>
              <table:table-cell office:value-type="string">
                <text:p>from-scratch</text:p>
                <draw:g>
                  <svg:desc>Sheet1.E20:Sheet1.E20</svg:desc>
                </draw:g>
              </table:table-cell>
              <table:table-cell office:value-type="string">
                <text:p>libgcrypt-pi</text:p>
                <draw:g>
                  <svg:desc>Sheet1.F20:Sheet1.F20</svg:desc>
                </draw:g>
              </table:table-cell>
              <table:table-cell office:value-type="string">
                <text:p>from-scratch-pi</text:p>
                <draw:g>
                  <svg:desc>Sheet1.G20:Sheet1.G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crypt</text:p>
                <draw:g>
                  <svg:desc>Sheet1.A21:Sheet1.A24</svg:desc>
                </draw:g>
              </table:table-cell>
              <table:table-cell office:value-type="float" office:value="0.000052">
                <text:p>0.000052</text:p>
                <draw:g>
                  <svg:desc>Sheet1.B21:Sheet1.B24</svg:desc>
                </draw:g>
              </table:table-cell>
              <table:table-cell office:value-type="float" office:value="0.000152313">
                <text:p>0.000152313</text:p>
                <draw:g>
                  <svg:desc>Sheet1.C21:Sheet1.C24</svg:desc>
                </draw:g>
              </table:table-cell>
              <table:table-cell office:value-type="float" office:value="0.01019738">
                <text:p>0.01019738</text:p>
                <draw:g>
                  <svg:desc>Sheet1.D21:Sheet1.D24</svg:desc>
                </draw:g>
              </table:table-cell>
              <table:table-cell office:value-type="float" office:value="0.034251">
                <text:p>0.034251</text:p>
                <draw:g>
                  <svg:desc>Sheet1.E21:Sheet1.E24</svg:desc>
                </draw:g>
              </table:table-cell>
              <table:table-cell office:value-type="float" office:value="0.001254">
                <text:p>0.001254</text:p>
                <draw:g>
                  <svg:desc>Sheet1.F21:Sheet1.F24</svg:desc>
                </draw:g>
              </table:table-cell>
              <table:table-cell office:value-type="float" office:value="0.534413">
                <text:p>0.534413</text:p>
                <draw:g>
                  <svg:desc>Sheet1.G21:Sheet1.G24</svg:desc>
                </draw:g>
              </table:table-cell>
            </table:table-row>
            <table:table-row>
              <table:table-cell office:value-type="string">
                <text:p>Decrypt</text:p>
              </table:table-cell>
              <table:table-cell office:value-type="float" office:value="0.002109">
                <text:p>0.002109</text:p>
              </table:table-cell>
              <table:table-cell office:value-type="float" office:value="0.002364973">
                <text:p>0.002364973</text:p>
              </table:table-cell>
              <table:table-cell office:value-type="float" office:value="1.172818624">
                <text:p>1.172818624</text:p>
              </table:table-cell>
              <table:table-cell office:value-type="float" office:value="2.735161">
                <text:p>2.735161</text:p>
              </table:table-cell>
              <table:table-cell office:value-type="float" office:value="0.056711">
                <text:p>0.056711</text:p>
              </table:table-cell>
              <table:table-cell office:value-type="float" office:value="39.428067">
                <text:p>39.428067</text:p>
              </table:table-cell>
            </table:table-row>
            <table:table-row>
              <table:table-cell office:value-type="string">
                <text:p>Sign</text:p>
              </table:table-cell>
              <table:table-cell office:value-type="float" office:value="0.000874">
                <text:p>0.000874</text:p>
              </table:table-cell>
              <table:table-cell office:value-type="float" office:value="0.002458255">
                <text:p>0.002458255</text:p>
              </table:table-cell>
              <table:table-cell office:value-type="float" office:value="1.173780837">
                <text:p>1.173780837</text:p>
              </table:table-cell>
              <table:table-cell office:value-type="float" office:value="2.736338">
                <text:p>2.736338</text:p>
              </table:table-cell>
              <table:table-cell office:value-type="float" office:value="0.028372">
                <text:p>0.028372</text:p>
              </table:table-cell>
              <table:table-cell office:value-type="float" office:value="37.940536">
                <text:p>37.940536</text:p>
              </table:table-cell>
            </table:table-row>
            <table:table-row>
              <table:table-cell office:value-type="string">
                <text:p>Verify</text:p>
              </table:table-cell>
              <table:table-cell office:value-type="float" office:value="0.000056">
                <text:p>0.000056</text:p>
              </table:table-cell>
              <table:table-cell office:value-type="float" office:value="0.000028554">
                <text:p>0.000028554</text:p>
              </table:table-cell>
              <table:table-cell office:value-type="float" office:value="0.011852521">
                <text:p>0.011852521</text:p>
              </table:table-cell>
              <table:table-cell office:value-type="float" office:value="0.041881">
                <text:p>0.041881</text:p>
              </table:table-cell>
              <table:table-cell office:value-type="float" office:value="0.00156">
                <text:p>0.00156</text:p>
              </table:table-cell>
              <table:table-cell office:value-type="float" office:value="0.468003">
                <text:p>0.4680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